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Standard">
      <style:paragraph-properties fo:margin-top="0in" fo:margin-bottom="0in" fo:line-height="100%"/>
      <style:text-properties style:font-name="Georgia" fo:font-size="12pt" style:font-size-asian="12pt" style:font-size-complex="12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7" style:family="paragraph" style:parent-style-name="Standard">
      <style:paragraph-properties fo:margin-left="0in" fo:margin-right="0in" fo:margin-top="0in" fo:margin-bottom="0in" fo:line-height="100%" fo:text-indent="0in" style:auto-text-indent="false"/>
    </style:style>
    <style:style style:name="P8"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Georgia" fo:font-size="12pt" style:font-size-asian="12pt" style:font-size-complex="12pt"/>
    </style:style>
    <style:style style:name="P10"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fo:color="#000000"/>
    </style:style>
    <style:style style:name="P11"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fo:color="#000000"/>
    </style:style>
    <style:style style:name="P12"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fo:color="#000000" fo:font-weight="normal" style:font-weight-asian="normal" style:font-weight-complex="normal"/>
    </style:style>
    <style:style style:name="P13"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fo:font-size="11pt" style:font-name-asian="Georgia" style:font-size-asian="11pt" style:font-name-complex="Georgia" style:font-size-complex="11pt"/>
    </style:style>
    <style:style style:name="T4" style:family="text">
      <style:text-properties fo:font-size="11pt" fo:font-weight="bold" style:font-name-asian="Georgia" style:font-size-asian="11pt" style:font-weight-asian="bold" style:font-name-complex="Georgia" style:font-size-complex="11pt" style:font-weight-complex="bold"/>
    </style:style>
    <style:style style:name="T5" style:family="text">
      <style:text-properties fo:font-size="11pt" style:text-underline-style="solid" style:text-underline-width="auto" style:text-underline-color="font-color" style:font-name-asian="Georgia" style:font-size-asian="11pt" style:font-name-complex="Georgia" style:font-size-complex="11pt"/>
    </style:style>
    <style:style style:name="T6" style:family="text">
      <style:text-properties style:font-name="Georgia" fo:font-size="11pt" style:font-name-asian="Georgia" style:font-size-asian="11pt" style:font-name-complex="Georgia" style:font-size-complex="11pt"/>
    </style:style>
    <style:style style:name="T7" style:family="text">
      <style:text-properties style:font-name="Georgia" fo:font-size="11pt" fo:font-style="italic" fo:font-weight="normal" style:font-name-asian="Georgia" style:font-size-asian="11pt" style:font-style-asian="italic" style:font-weight-asian="normal" style:font-name-complex="Georgia" style:font-size-complex="11pt" style:font-style-complex="italic" style:font-weight-complex="normal"/>
    </style:style>
    <style:style style:name="T8" style:family="text">
      <style:text-properties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9" style:family="text">
      <style:text-properties style:font-name="Georgia" fo:font-size="11pt" fo:font-weight="normal" style:font-name-asian="Georgia" style:font-size-asian="11pt" style:font-weight-asian="normal" style:font-name-complex="Georgia" style:font-size-complex="11pt" style:font-weight-complex="normal"/>
    </style:style>
    <style:style style:name="T10" style:family="text">
      <style:text-properties style:font-name="Georgia" fo:font-size="11pt" fo:font-weight="bold" style:font-name-asian="Georgia" style:font-size-asian="11pt" style:font-weight-asian="bold" style:font-name-complex="Georgia" style:font-size-complex="11pt" style:font-weight-complex="bold"/>
    </style:style>
    <style:style style:name="T11" style:family="text">
      <style:text-properties style:font-name="Georgia" fo:font-size="10.5pt" fo:font-weight="bold" style:font-size-asian="10.5pt" style:font-weight-asian="bold" style:font-name-complex="Times New Roman1" style:font-size-complex="10.5pt"/>
    </style:style>
    <style:style style:name="T12" style:family="text">
      <style:text-properties style:font-name="Georgia" fo:font-size="10.5pt" style:font-size-asian="10.5pt" style:font-name-complex="Times New Roman1" style:font-size-complex="10.5pt"/>
    </style:style>
    <style:style style:name="T13" style:family="text">
      <style:text-properties fo:color="#000000" style:font-name="Georgia" fo:font-size="11pt" fo:font-weight="normal" style:font-name-asian="Georgia" style:font-size-asian="11pt" style:font-weight-asian="normal" style:font-name-complex="Georgia" style:font-size-complex="11pt" style:font-weight-complex="normal"/>
    </style:style>
    <style:style style:name="T14" style:family="text">
      <style:text-properties fo:color="#000000" style:font-name="Georgia" fo:font-size="11pt" fo:font-style="italic" fo:font-weight="normal" style:font-name-asian="Georgia" style:font-size-asian="11pt" style:font-style-asian="italic" style:font-weight-asian="normal" style:font-name-complex="Georgia" style:font-size-complex="11pt" style:font-style-complex="italic" style:font-weight-complex="normal"/>
    </style:style>
    <style:style style:name="T15" style:family="text">
      <style:text-properties fo:color="#000000"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16" style:family="text">
      <style:text-properties fo:color="#000000" style:font-name="Georgia" fo:font-size="11pt" fo:font-style="normal" fo:font-weight="bold" style:font-name-asian="Georgia" style:font-size-asian="11pt" style:font-style-asian="normal" style:font-weight-asian="bold" style:font-name-complex="Georgia" style:font-size-complex="11pt" style:font-style-complex="normal" style:font-weight-complex="bold"/>
    </style:style>
    <style:style style:name="T17" style:family="text">
      <style:text-properties fo:color="#000000" style:font-name="Georgia" fo:font-size="11pt" fo:font-style="normal" style:font-name-asian="Georgia" style:font-size-asian="11pt" style:font-style-asian="normal" style:font-name-complex="Georgia" style:font-size-complex="11pt" style:font-style-complex="normal"/>
    </style:style>
    <style:style style:name="T18" style:family="text">
      <style:text-properties fo:color="#000000" style:font-name="Georgia" fo:font-size="11pt" style:font-name-asian="Georgia" style:font-size-asian="11pt" style:font-name-complex="Georgia"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e Best Thing to Hold </text:p>
      <text:p text:style-name="P1"><text:span text:style-name="T1">Read:</text:span><text:span text:style-name="T2"> Hosea 12:3-5</text:span></text:p>
      <text:p text:style-name="P2"/>
      <text:p text:style-name="P7"><text:span text:style-name="T11">Text:</text:span><text:span text:style-name="T12"> </text:span><text:span text:style-name="T13">Genesis 25:23 <text:s/>“And the LORD said unto her, Two nations </text:span><text:span text:style-name="T14">are</text:span><text:span text:style-name="T15"> in thy womb... and the elder shall serve the younger.” </text:span></text:p>
      <text:p text:style-name="P6"/>
      <text:h text:style-name="P4" text:outline-level="3"><text:span text:style-name="T1">Introduction:</text:span><text:span text:style-name="T2"> It seems like Jacob knew, in the womb, that he was a step behind; he came out of the womb pulling on Esau's heel. It looked as if he was trying to hold Esau back so he could pass him. The message that God is giving through Hosea is one that is meant to challenge God's people to follow God's way rather than make excuses to justify their sin.</text:span></text:h>
      <text:h text:style-name="P5" text:outline-level="3"><text:span text:style-name="T2"><text:s text:c="2"/>Jacob could have followed tradition: he would have had a comfortable life, his parents would have had less stress and Esau and he would have gotten along just swell. </text:span></text:h>
      <text:h text:style-name="P5" text:outline-level="3"><text:span text:style-name="T2"><text:s text:c="2"/>Where does the urge to get ahead come from? Why can't a Jacob just learn to get along instead of trying to get ahead? </text:span></text:h>
      <text:h text:style-name="P5" text:outline-level="3"><text:span text:style-name="T2"><text:s text:c="2"/>I believe that when God has a call on our life that He uses discontent as a motivator causing us to move in the direction that He wants us to go. God's call for Jacob was proclaimed to his parents before he was born.</text:span></text:h>
      <text:p text:style-name="P3"/>
      <text:p text:style-name="P9"><text:span text:style-name="T4">Jacob holds on to Esau:</text:span><text:span text:style-name="T3"> (3)</text:span></text:p>
      <text:p text:style-name="P9"><text:span text:style-name="T3"><text:s text:c="2"/></text:span><text:span text:style-name="T5">Jacob grasped the heel of Esau in the womb</text:span><text:span text:style-name="T3">. <text:s/>It was significant enough that the delivery nurse pointed it out. <text:s/>I wonder how many times in his childhood Jacob was in trouble for picking on his brother? I wonder how many people, observing Jacob and Esau, said: “That Jacob is a leader. Esau seems to be a dreamer...not much potential there.”</text:span></text:p>
      <text:p text:style-name="P9"><text:span text:style-name="T3"><text:s text:c="2"/></text:span><text:span text:style-name="T5">Jacob grasped the birthright of Esau at the kitchen table</text:span><text:span text:style-name="T3">. <text:s/>The scripture says that Esau despised his birthright. He traded it for a bowl of bean soup. <text:s/>In truth he decided that his appetite was more important than his inheritance. He is much like those of us who lay aside our purity for a picture. He is like the man who spends his pay-check at the bar and trades his loving family for a bottle of <text:s/>booze. </text:span></text:p>
      <text:p text:style-name="P9"><text:span text:style-name="T3"><text:s text:c="2"/></text:span><text:span text:style-name="T5">Jacob grasped the blessing of Esau at his fathers bedside</text:span><text:span text:style-name="T3">. <text:s/>Both Jacob and his mother knew that Esau would not be in a hurry to receive the blessing of his father. They had plenty of time to deceive Isaac. <text:s/>Esau was hunting and hunting was fun. He surely would not hurry. <text:s/>To Esau the joy of his favorite pass time was far more important than some old wishes of a dying man.</text:span></text:p>
      <text:p text:style-name="P9"><text:span text:style-name="T3"/></text:p>
      <text:p text:style-name="P10"><text:span text:style-name="T6"/></text:p>
      <text:p text:style-name="P10"><text:span text:style-name="T6"/></text:p>
      <text:p text:style-name="P10"><text:span text:style-name="T6"/></text:p>
      <text:p text:style-name="P10"><text:span text:style-name="T10">Jacob holds on to the Angel:</text:span><text:span text:style-name="T6"> (4) Because of the promise of God and the commitment of Jacob the scriptures tell us that Jacob was very prosperous. He wears out his welcome in Laban's home and is fleeing back to his family's estate. He learns that Esau is coming out to meet him with an army. He forgot that he had pretty much burned that bridge. In a state of fear and apprehension he has an encounter with the angel of the Lord. It's not a good encounter. The angel grabs on to Jacob and refuses to let go. Soon Jacob's thigh is out of joint. Jacob refuses to give up but he is unable to win so he just hangs on to this heavenly being. <text:s/>The angel demands to be let go of but Jacob is not willing to lose this battle so he negotiates for a blessing. “I'll let you go in exchange for a divine blessing.” <text:s/></text:span></text:p>
      <text:p text:style-name="P8"><text:span text:style-name="T18"><text:s text:c="2"/></text:span><text:span text:style-name="T17">Jacob receives the blessing and his life and name are changed from that day forward. </text:span><text:span text:style-name="T15">Genesis 32:30 <text:s/>“And Jacob called the name of the place Peniel: for I have seen God face to face, and my life is preserved.”</text:span></text:p>
      <text:p text:style-name="P8"><text:span text:style-name="T15"/></text:p>
      <text:p text:style-name="P8"><text:span text:style-name="T16">Conclude:</text:span><text:span text:style-name="T15"> Of all the things that Jacob grasped...holding on to the angel of the Lord is the best thing that he ever held on to.</text:span></text:p>
      <text:p text:style-name="P9"><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7-02-11T20:24:12.99</dc:date>
    <meta:editing-duration>PT2H22M</meta:editing-duration>
    <meta:generator>OpenOffice/4.1.2$Win32 OpenOffice.org_project/412m3$Build-9782</meta:generator>
    <meta:document-statistic meta:table-count="0" meta:image-count="0" meta:object-count="0" meta:page-count="1" meta:paragraph-count="14" meta:word-count="636" meta:character-count="33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